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DescriptionImp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ntityDescriptionImpl.setEntit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DescriptionImpl.to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EntityDescription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ntityDescriptionImpl.getEnt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DescriptionImpl.XMLEntityDescriptionImpl( String entityName , String publicId , String literalSystemId , String baseSystemId , String expanded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DescriptionImpl.XMLEntityDescriptionImpl( String entityName , String publicId , String literalSystemId , String baseSystemId , String expandedSystemId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DescriptionImpl.setDescription( String entityName , String publicId , String literalSystemId , String baseSystemId , String expanded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DescriptionImpl.XMLEntityDescrip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ntityDescriptionImpl.setDescription( String entityName , String publicId , String literalSystemId , String baseSystemId , String expandedSystemId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